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88.88mm"/>
    </style:style>
    <style:style style:name="co3" style:family="table-column">
      <style:table-column-properties fo:break-before="auto" style:column-width="86.66mm"/>
    </style:style>
    <style:style style:name="co4" style:family="table-column">
      <style:table-column-properties fo:break-before="auto" style:column-width="64.88mm"/>
    </style:style>
    <style:style style:name="co5" style:family="table-column">
      <style:table-column-properties fo:break-before="auto" style:column-width="31.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52.74mm"/>
    </style:style>
    <style:style style:name="co9" style:family="table-column">
      <style:table-column-properties fo:break-before="auto" style:column-width="98.04mm"/>
    </style:style>
    <style:style style:name="co10" style:family="table-column">
      <style:table-column-properties fo:break-before="auto" style:column-width="36.39mm"/>
    </style:style>
    <style:style style:name="co11" style:family="table-column">
      <style:table-column-properties fo:break-before="auto" style:column-width="70.8mm"/>
    </style:style>
    <style:style style:name="co12" style:family="table-column">
      <style:table-column-properties fo:break-before="auto" style:column-width="68.32mm"/>
    </style:style>
    <style:style style:name="co13" style:family="table-column">
      <style:table-column-properties fo:break-before="auto" style:column-width="48.28mm"/>
    </style:style>
    <style:style style:name="co14" style:family="table-column">
      <style:table-column-properties fo:break-before="auto" style:column-width="74.51mm"/>
    </style:style>
    <style:style style:name="co15" style:family="table-column">
      <style:table-column-properties fo:break-before="auto" style:column-width="48.52mm"/>
    </style:style>
    <style:style style:name="co16" style:family="table-column">
      <style:table-column-properties fo:break-before="auto" style:column-width="53.96mm"/>
    </style:style>
    <style:style style:name="co17" style:family="table-column">
      <style:table-column-properties fo:break-before="auto" style:column-width="70.31mm"/>
    </style:style>
    <style:style style:name="co18" style:family="table-column">
      <style:table-column-properties fo:break-before="auto" style:column-width="51.73mm"/>
    </style:style>
    <style:style style:name="co19" style:family="table-column">
      <style:table-column-properties fo:break-before="auto" style:column-width="79.71mm"/>
    </style:style>
    <style:style style:name="co20" style:family="table-column">
      <style:table-column-properties fo:break-before="auto" style:column-width="46.53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41.35mm"/>
    </style:style>
    <style:style style:name="co23" style:family="table-column">
      <style:table-column-properties fo:break-before="auto" style:column-width="42.09mm"/>
    </style:style>
    <style:style style:name="co24" style:family="table-column">
      <style:table-column-properties fo:break-before="auto" style:column-width="38.12mm"/>
    </style:style>
    <style:style style:name="co25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b3cac7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b3cac7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b3cac7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d4ea6b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Arial" fo:font-size="11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sejerí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row table:style-name="ro1">
          <table:table-cell table:style-name="ce1" office:value-type="string" calcext:value-type="string">
            <text:p>Sub menú</text:p>
          </table:table-cell>
          <table:table-cell table:style-name="ce1" office:value-type="string" calcext:value-type="string">
            <text:p>Insumos</text:p>
          </table:table-cell>
          <table:table-cell table:style-name="ce1" office:value-type="string" calcext:value-type="string">
            <text:p>Condicionales</text:p>
          </table:table-cell>
          <table:table-cell table:style-name="ce1" office:value-type="string" calcext:value-type="string">
            <text:p>Campos de retorno</text:p>
          </table:table-cell>
          <table:table-cell table:style-name="ce1" office:value-type="string" calcext:value-type="string">
            <text:p>Datos de Entrada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porte Matriculados</text:p>
          </table:table-cell>
          <table:table-cell table:style-name="ce5" office:value-type="string" calcext:value-type="string">
            <text:p>Registro y Control</text:p>
          </table:table-cell>
          <table:table-cell table:style-name="ce5" office:value-type="string" calcext:value-type="string">
            <text:p>Periodo</text:p>
          </table:table-cell>
          <table:table-cell table:style-name="ce11" office:value-type="string" calcext:value-type="string">
            <text:p>documento estudi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Por WebService)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ualiza diariamente una BD 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ipo estudi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ia de VISAE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correo alter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o instituci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léfo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léfono alter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éne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echa de nacimien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ado civ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vel form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io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umero de matrícul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diciones especial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vedad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venios aplicados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observacion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porte Cátedra Unadista</text:p>
          </table:table-cell>
          <table:table-cell table:style-name="ce5" office:value-type="string" calcext:value-type="string">
            <text:p>Registro y Control</text:p>
          </table:table-cell>
          <table:table-cell table:style-name="ce5" office:value-type="string" calcext:value-type="string">
            <text:p>Periodo</text:p>
          </table:table-cell>
          <table:table-cell table:style-name="ce11" office:value-type="string" calcext:value-type="string">
            <text:p>codigo_cur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Por WebService)</text:p>
          </table:table-cell>
          <table:table-cell office:value-type="string" calcext:value-type="string">
            <text:p>Código Curso</text:p>
          </table:table-cell>
          <table:table-cell office:value-type="string" calcext:value-type="string">
            <text:p>descripcion_cur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ualiza diariamente una BD </text:p>
          </table:table-cell>
          <table:table-cell/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ia de VISAE</text:p>
          </table:table-cell>
          <table:table-cell/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umento_doce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ce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digo_estudia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mbr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o_electronic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lefo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gencia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periodo_academic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gistro de Atenciones Consejería</text:p>
          </table:table-cell>
          <table:table-cell table:style-name="ce5" office:value-type="string" calcext:value-type="string">
            <text:p>Cédula (Aspirante, Estudiante o Graduado/Egresado)</text:p>
          </table:table-cell>
          <table:table-cell table:style-name="ce5" office:value-type="string" calcext:value-type="string">
            <text:p>Si es estudiante se obtiene información desde la BD</text:p>
          </table:table-cell>
          <table:table-cell table:style-name="ce5" office:value-type="string" calcext:value-type="string">
            <text:p>Datos básicos</text:p>
          </table:table-cell>
          <table:table-cell table:style-name="ce11" office:value-type="string" calcext:value-type="string">
            <text:p>Tipo de Atención (Aspirante, Estudiante o Graduado)</text:p>
          </table:table-cell>
        </table:table-row>
        <table:table-row table:style-name="ro1">
          <table:table-cell/>
          <table:table-cell office:value-type="string" calcext:value-type="string">
            <text:p>Entrada por teclado</text:p>
          </table:table-cell>
          <table:table-cell office:value-type="string" calcext:value-type="string">
            <text:p>Si es egresado se obtiene información desde la BD</text:p>
          </table:table-cell>
          <table:table-cell table:style-name="Default" office:value-type="string" calcext:value-type="string">
            <text:p>Documento</text:p>
          </table:table-cell>
          <table:table-cell table:style-name="ce12" office:value-type="string" calcext:value-type="string">
            <text:p>Dependiendo de la opción seleccionada se despliegan unas categorías de las cuales se pueden seleccionar v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 es aspiante se consulta previo registro en BD</text:p>
          </table:table-cell>
          <table:table-cell table:style-name="Default" office:value-type="string" calcext:value-type="string">
            <text:p>Teléfono</text:p>
          </table:table-cell>
          <table:table-cell table:style-name="ce12" office:value-type="string" calcext:value-type="string">
            <text:p>Observ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 se crea nuevo registro de aspirante</text:p>
          </table:table-cell>
          <table:table-cell table:style-name="Default" office:value-type="string" calcext:value-type="string">
            <text:p>Correo</text:p>
          </table:table-cell>
          <table:table-cell table:style-name="ce12" office:value-type="string" calcext:value-type="string">
            <text:p>Fecha de aten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propia de VISAE</text:p>
          </table:table-cell>
          <table:table-cell table:style-name="Default" office:value-type="string" calcext:value-type="string">
            <text:p>Programa</text:p>
          </table:table-cell>
          <table:table-cell table:style-name="ce12" office:value-type="string" calcext:value-type="string">
            <text:p>Tercero que atendió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Escuela</text:p>
          </table:table-cell>
          <table:table-cell table:style-name="ce12" office:value-type="string" calcext:value-type="string">
            <text:p>Tercero que pidió la atenció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Centro</text:p>
          </table:table-cell>
          <table:table-cell table:style-name="ce25" office:value-type="string" calcext:value-type="string">
            <text:p>En caso de registrar un aspirante sin registro en BD: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Zona</text:p>
          </table:table-cell>
          <table:table-cell table:style-name="ce12" office:value-type="string" calcext:value-type="string">
            <text:p>Nombre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Genera un reporte con:</text:p>
          </table:table-cell>
          <table:table-cell table:style-name="ce12" office:value-type="string" calcext:value-type="string">
            <text:p>Correo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echa Atención </text:p>
          </table:table-cell>
          <table:table-cell table:style-name="ce12" office:value-type="string" calcext:value-type="string">
            <text:p>Programa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Categorías </text:p>
          </table:table-cell>
          <table:table-cell table:style-name="ce12" office:value-type="string" calcext:value-type="string">
            <text:p>Centro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tención Brindada Por </text:p>
          </table:table-cell>
          <table:table-cell table:style-name="ce12" office:value-type="string" calcext:value-type="string">
            <text:p>Teléfono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tención Brindada Como </text:p>
          </table:table-cell>
          <table:table-cell table:style-name="ce12" office:value-type="string" calcext:value-type="string">
            <text:p>Dirección</text:p>
          </table:table-cell>
        </table:table-row>
        <table:table-row table:style-name="ro1">
          <table:table-cell/>
          <table:table-cell table:style-name="ce22" table:number-columns-repeated="2"/>
          <table:table-cell table:style-name="ce22" office:value-type="string" calcext:value-type="string">
            <text:p>Observaciones</text:p>
          </table:table-cell>
          <table:table-cell table:style-name="ce12" office:value-type="string" calcext:value-type="string">
            <text:p>Rango de edad</text:p>
          </table:table-cell>
        </table:table-row>
        <table:table-row table:style-name="ro1">
          <table:table-cell table:style-name="ce4"/>
          <table:table-cell table:style-name="ce6" table:number-columns-repeated="3"/>
          <table:table-cell table:style-name="ce13" office:value-type="string" calcext:value-type="string">
            <text:p>Area geográfica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style-name="ce2" office:value-type="string" calcext:value-type="string">
            <text:p>Reporte de Atenciones Consejería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Zona</text:p>
          </table:table-cell>
          <table:table-cell table:style-name="ce11" office:value-type="string" calcext:value-type="string">
            <text:p>documento estudia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jero</text:p>
          </table:table-cell>
          <table:table-cell office:value-type="string" calcext:value-type="string">
            <text:p>teléfo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go e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rea geograf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eg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tal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as catego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echa atención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consejer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signación de estudiantes a consejeros</text:p>
          </table:table-cell>
          <table:table-cell table:style-name="ce5" office:value-type="string" calcext:value-type="string">
            <text:p>A partir del archivo de excel actualiza</text:p>
          </table:table-cell>
          <table:table-cell table:style-name="ce5" office:value-type="string" calcext:value-type="string">
            <text:p>Periodo</text:p>
          </table:table-cell>
          <table:table-cell table:style-name="ce11" office:value-type="string" calcext:value-type="string">
            <text:p>cedula </text:p>
          </table:table-cell>
          <table:table-cell/>
        </table:table-row>
        <table:table-row table:style-name="ro1">
          <table:table-cell office:value-type="string" calcext:value-type="string">
            <text:p>Esta es la data de entrada que alimenta</text:p>
          </table:table-cell>
          <table:table-cell office:value-type="string" calcext:value-type="string">
            <text:p>Columna de caracterización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nombre </text:p>
          </table:table-cell>
          <table:table-cell/>
        </table:table-row>
        <table:table-row table:style-name="ro1">
          <table:table-cell office:value-type="string" calcext:value-type="string">
            <text:p>el reporte de asignación a consejeros</text:p>
          </table:table-cell>
          <table:table-cell office:value-type="string" calcext:value-type="string">
            <text:p>Luego se obtiene el resto de informació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a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matriculados de BD VISAE</text:p>
          </table:table-cell>
          <table:table-cell office:value-type="string" calcext:value-type="string">
            <text:p>Escuela</text:p>
          </table:table-cell>
          <table:table-cell office:value-type="string" calcext:value-type="string">
            <text:p>programa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escuela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jero</text:p>
          </table:table-cell>
          <table:table-cell office:value-type="string" calcext:value-type="string">
            <text:p>peri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po de asignación</text:p>
          </table:table-cell>
          <table:table-cell office:value-type="string" calcext:value-type="string">
            <text:p>casilla de selec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 sistema filtra los estudiante que no tienen consejeros asignad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 sistema actualmente permite marcar en grup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 individualmente los estudiantes para asignació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 sistema también permite asignar a través de u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hivo de excel que tiene los dato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édula estudia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édula consejero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periodo académico</text:p>
          </table:table-cell>
          <table:table-cell table:style-name="ce1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ablero de asignación consejería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ce11" office:value-type="string" calcext:value-type="string">
            <text:p>Cédula</text:p>
          </table:table-cell>
          <table:table-cell/>
        </table:table-row>
        <table:table-row table:style-name="ro1">
          <table:table-cell office:value-type="string" calcext:value-type="string">
            <text:p>Reporte</text:p>
          </table:table-cell>
          <table:table-cell/>
          <table:table-cell office:value-type="string" calcext:value-type="string">
            <text:p>Escuela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Géne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jero</text:p>
          </table:table-cell>
          <table:table-cell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po de asignación</text:p>
          </table:table-cell>
          <table:table-cell office:value-type="string" calcext:value-type="string">
            <text:p>Instituci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léfon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po Estudian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iod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racteriz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duc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po Asigna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jero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Cédula Consejer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horarios de inducción</text:p>
          </table:table-cell>
          <table:table-cell table:style-name="ce5" office:value-type="string" calcext:value-type="string">
            <text:p>BD VISAE</text:p>
          </table:table-cell>
          <table:table-cell table:style-name="ce7" office:value-type="string" calcext:value-type="string">
            <text:p>Plantilla:</text:p>
          </table:table-cell>
          <table:table-cell table:style-name="ce11" office:value-type="string" calcext:value-type="string">
            <text:p>Pantalla y Excel: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zona</text:p>
          </table:table-cell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entro</text:p>
          </table:table-cell>
          <table:table-cell office:value-type="string" calcext:value-type="string">
            <text:p>cead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escuela</text:p>
          </table:table-cell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fecha inducción</text:p>
          </table:table-cell>
          <table:table-cell office:value-type="string" calcext:value-type="string">
            <text:p>periodo académico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hora inicio</text:p>
          </table:table-cell>
          <table:table-cell office:value-type="string" calcext:value-type="string">
            <text:p>fecha y hora inicia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hora fin</text:p>
          </table:table-cell>
          <table:table-cell office:value-type="string" calcext:value-type="string">
            <text:p>fecha y hora fina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lugar (salón)</text:p>
          </table:table-cell>
          <table:table-cell office:value-type="string" calcext:value-type="string">
            <text:p>salón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upos</text:p>
          </table:table-cell>
          <table:table-cell office:value-type="string" calcext:value-type="string">
            <text:p>cupos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tipo inducción</text:p>
          </table:table-cell>
          <table:table-cell office:value-type="string" calcext:value-type="string">
            <text:p>inscritos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ombo</text:p>
          </table:table-cell>
          <table:table-cell office:value-type="string" calcext:value-type="string">
            <text:p>tipo inducción</text:p>
          </table:table-cell>
          <table:table-cell/>
        </table:table-row>
        <table:table-row table:style-name="ro1">
          <table:table-cell table:style-name="ce4"/>
          <table:table-cell table:style-name="ce6"/>
          <table:table-cell table:style-name="ce10" office:value-type="string" calcext:value-type="string">
            <text:p>periodo académico</text:p>
          </table:table-cell>
          <table:table-cell table:style-name="ce13" office:value-type="string" calcext:value-type="string">
            <text:p>observacion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gendamiento de inducción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Documento Estudiante</text:p>
          </table:table-cell>
          <table:table-cell table:style-name="ce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Modalidad de inducció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a vez seleccionado se ofrecen l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ciones de horarios disponibles que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se ajustan a la modalidad de inducción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gistro de asistencia a evento de inducción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ce11" office:value-type="string" calcext:value-type="string">
            <text:p>Se guarda la asistencia en la B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rnada de inducción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cédula matriculado</text:p>
          </table:table-cell>
          <table:table-cell table:style-name="ce1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reporte de inscritos a inducción</text:p>
          </table:table-cell>
          <table:table-cell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Default" office:value-type="string" calcext:value-type="string">
            <text:p>documento estudiant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abla Inscritos Induccion</text:p>
          </table:table-cell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nombre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Centro</text:p>
          </table:table-cell>
          <table:table-cell table:style-name="Default" office:value-type="string" calcext:value-type="string">
            <text:p>zon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Escuela</text:p>
          </table:table-cell>
          <table:table-cell table:style-name="Default" office:value-type="string" calcext:value-type="string">
            <text:p>centro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Programa</text:p>
          </table:table-cell>
          <table:table-cell table:style-name="Default" office:value-type="string" calcext:value-type="string">
            <text:p>escuel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Fecha Inicial</text:p>
          </table:table-cell>
          <table:table-cell table:style-name="Default" office:value-type="string" calcext:value-type="string">
            <text:p>program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Fecha Final</text:p>
          </table:table-cell>
          <table:table-cell table:style-name="Default" office:value-type="string" calcext:value-type="string">
            <text:p>fecha agendad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Jornada de inducción (General o Inmersion a Campus)</text:p>
          </table:table-cell>
          <table:table-cell table:style-name="Default" office:value-type="string" calcext:value-type="string">
            <text:p>salón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tipo de inducción (presencial o virtual)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period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condiciones especial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novedad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convenios aplicado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observacion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reporte de asistencia a inducción</text:p>
          </table:table-cell>
          <table:table-cell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Default" office:value-type="string" calcext:value-type="string">
            <text:p>documento estudiant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abla Asistencia Induccion</text:p>
          </table:table-cell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nombre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Centro</text:p>
          </table:table-cell>
          <table:table-cell table:style-name="Default" office:value-type="string" calcext:value-type="string">
            <text:p>teléfono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Escuela</text:p>
          </table:table-cell>
          <table:table-cell table:style-name="Default" office:value-type="string" calcext:value-type="string">
            <text:p>correo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Programa</text:p>
          </table:table-cell>
          <table:table-cell table:style-name="Default" office:value-type="string" calcext:value-type="string">
            <text:p>program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Fecha Inicial</text:p>
          </table:table-cell>
          <table:table-cell table:style-name="Default" office:value-type="string" calcext:value-type="string">
            <text:p>escuel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Fecha Final</text:p>
          </table:table-cell>
          <table:table-cell table:style-name="Default" office:value-type="string" calcext:value-type="string">
            <text:p>centro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Jornada de inducción (General o Inmersion a Campus)</text:p>
          </table:table-cell>
          <table:table-cell table:style-name="Default" office:value-type="string" calcext:value-type="string">
            <text:p>zon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Confirmación inducción (Sí o no)</text:p>
          </table:table-cell>
          <table:table-cell table:style-name="Default" office:value-type="string" calcext:value-type="string">
            <text:p>period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tipo (nuevo o antiguo)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fecha inducción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tipo inducción (presencial o virtual)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tipo participación (primera vez)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condiciones especial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novedad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convenios aplicado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observacion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reporte de evaluación de inducción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ce14" office:value-type="string" calcext:value-type="string">
            <text:p>Asistentes a induc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a Evaluación Induccion</text:p>
          </table:table-cell>
          <table:table-cell office:value-type="string" calcext:value-type="string">
            <text:p>Zona</text:p>
          </table:table-cell>
          <table:table-cell table:style-name="ce15" office:value-type="string" calcext:value-type="string">
            <text:p>documento estudia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table:style-name="ce15"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table:style-name="ce15"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ce15" office:value-type="string" calcext:value-type="string">
            <text:p>telefo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table:style-name="ce15" office:value-type="string" calcext:value-type="string">
            <text:p>tipo de estudia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table:style-name="ce15"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period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tipo de inducción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realiza evaluación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fecha evaluacion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condiciones especiales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novedades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convenios aplicados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observaciones</text:p>
          </table:table-cell>
          <table:table-cell/>
        </table:table-row>
        <table:table-row table:style-name="ro1">
          <table:table-cell table:number-columns-repeated="3"/>
          <table:table-cell table:style-name="ce16" office:value-type="string" calcext:value-type="string">
            <text:p>Evaluación Presencial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estudiante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cead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inducción <text:s/>recibida cumplió con sus intereses, expectativas personales y profesionales. 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información suministrada en la convocatoria con respecto a fecha, lugar y agenda, fue oportuna. 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os espacios utilizados fueron cómodos y adecuados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El uso de recursos audiovisuales fue apropiado para el desarrollo de la actividad.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agenda se cumplió según lo establecido.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os docentes/consejeros demostraron dominio de las temáticas desarrolladas, además de brindar información oportuna y cálidad.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información que se le brindó fue de utilidad para el inicio de sus actividades académicas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información suministrada <text:s/>le permite iniciar a identificar los servicios académicos y administrativos que la universidad ofrece para su proceso formativo.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información suministrada le permitió adquirir los conocimientos básicos para el manejo de la plataforma virtual. 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La información brindada le permite reconocer el programa de bienestar unadista (consejería, líneas de acción,e-monitores)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El tour de presentación de los entornos, tutoriales y recursos interactivos del curso de acogida e inducción Unadista, le permitieron conocer las herramientas con las que cuenta el aula virtual de la UNAD.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Considera que los contenidos, recursos didácticos y actividades del Curso de Acogida e Inducción Unadista están diseñados de tal forma que le permiten comprender y apropiarse de las estrategias de aprendizaje que faciliten la apropiación a la modalidad a distancia.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observacion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sugerencias</text:p>
          </table:table-cell>
          <table:table-cell/>
        </table:table-row>
        <table:table-row table:style-name="ro1">
          <table:table-cell table:number-columns-repeated="3"/>
          <table:table-cell table:style-name="ce18" office:value-type="string" calcext:value-type="string">
            <text:p>Evaluación Virtual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estudiante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cead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. Indique la razón por la cuál realiza la inducción virtual y no en el centro, dónde se encuentra matriculado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a. Todos los horarios del centro, se cruzan con el horario laboral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b. Reside en el exterior o en un lugar muy distante al centro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c. Desconoce los horarios de inducción in situ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d. Otro. Cual?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2. El desarrollo del curso de induccióny entrenamiento cumplió con sus intereses, expectativas personales y profesionales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3. La información suministrada sobre el acceso al curso de inducción y entrenamiento fue oportuna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4. Las actividades y orientaciones del curso de entrenamiento virtual,le permitieron comprender la información básica para el inicio de sus actividades académicas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5. El curso de entrenamiento le permitió identificar la misión, visión y reseña histórica de la universidad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6. La información suministrada le permite identificar los servicios académicos y administrativos que la universidad ofrece para su proceso formativo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7. La información suministrada le permitió adquirir los conocimientos básicos para el manejo de la plataforma virtual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8. La información brindada le permite reconocer el programa de bienestar unadista (consejería, bienestar,e-monitores)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9. El curso y las actividades propuestas le permitieron realizar un ejercicio práctico y familiarizarse con las herramientas de un curso virtual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0. El tour de presentación de los entornos, tutoriales y recursos interactivos del curso de acogida e inducción Unadista, le permitieron conocer las herramientas con las que cuenta el aula virtual de la UNAD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1. Considera que los contenidos, recursos didácticos y actividades del Curso de Acogida e Inducción Unadista están diseñados de tal forma que le permiten comprender y apropiarse de las estrategias de aprendizaje que faciliten la apropiación a la modalidad a distancia. 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12. Observaciónes y Recomendaciones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20" office:value-type="string" calcext:value-type="string">
            <text:p>13. sugerencia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dashboard inducción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ce14" office:value-type="string" calcext:value-type="string">
            <text:p>Reporte exc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a Asistencia Induccion</text:p>
          </table:table-cell>
          <table:table-cell office:value-type="string" calcext:value-type="string">
            <text:p>Zona</text:p>
          </table:table-cell>
          <table:table-cell table:style-name="ce15" office:value-type="string" calcext:value-type="string">
            <text:p>documento estudi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ólo nuevos</text:p>
          </table:table-cell>
          <table:table-cell office:value-type="string" calcext:value-type="string">
            <text:p>Centro</text:p>
          </table:table-cell>
          <table:table-cell table:style-name="ce15"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table:style-name="ce15" office:value-type="string" calcext:value-type="string">
            <text:p>teléfo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ce15"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period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tipo estudiante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fecha inducción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tipo inducción</text:p>
          </table:table-cell>
          <table:table-cell/>
        </table:table-row>
        <table:table-row table:style-name="ro1">
          <table:table-cell table:number-columns-repeated="3"/>
          <table:table-cell table:style-name="ce16" office:value-type="string" calcext:value-type="string">
            <text:p>Reporte Pantalla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(Gráficos de barra y torta)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Total Matriculados 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Estudiantes Nuevos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Estudiantes Antiguos 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sistencia por Zona 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sistencia total a inducción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sistencia por Centros - Zona</text:p>
          </table:table-cell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sistencia por Escuelas - Zona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21" office:value-type="string" calcext:value-type="string">
            <text:p>Asistencia por Escuelas - Zona - Centr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APC - Registro de Asistencia a Event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Plan de Acción Pedagógico contextualizado</text:p>
          </table:table-cell>
          <table:table-cell/>
          <table:table-cell office:value-type="string" calcext:value-type="string">
            <text:p>Documento(s)</text:p>
          </table:table-cell>
          <table:table-cell office:value-type="string" calcext:value-type="string">
            <text:p>Una vez validada(s) el(los) documento(s) 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ento</text:p>
          </table:table-cell>
          <table:table-cell office:value-type="string" calcext:value-type="string">
            <text:p>realiza el registro de asistencia al evento</text:p>
          </table:table-cell>
          <table:table-cell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esión</text:p>
          </table:table-cell>
          <table:table-cell table:style-name="ce13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APC - Reporte de Asistencia a Event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Periodo</text:p>
          </table:table-cell>
          <table:table-cell table:style-name="ce11" office:value-type="string" calcext:value-type="string">
            <text:p>documen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ona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ento</text:p>
          </table:table-cell>
          <table:table-cell office:value-type="string" calcext:value-type="string">
            <text:p>even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sión</text:p>
          </table:table-cell>
          <table:table-cell office:value-type="string" calcext:value-type="string">
            <text:p>se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echa asistencia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usuario registra</text:p>
          </table:table-cell>
          <table:table-cell/>
        </table:table-row>
      </table:table>
      <table:table table:name="Egresados" table:style-name="ta1"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Default"/>
        <table:table-column table:style-name="co6" table:number-columns-repeated="20" table:default-cell-style-name="Default"/>
        <table:table-row table:style-name="ro1">
          <table:table-cell table:style-name="ce1" office:value-type="string" calcext:value-type="string">
            <text:p>Sub menú</text:p>
          </table:table-cell>
          <table:table-cell table:style-name="ce1" office:value-type="string" calcext:value-type="string">
            <text:p>Insumos</text:p>
          </table:table-cell>
          <table:table-cell table:style-name="ce1" office:value-type="string" calcext:value-type="string">
            <text:p>Condicionales</text:p>
          </table:table-cell>
          <table:table-cell table:style-name="ce1" office:value-type="string" calcext:value-type="string">
            <text:p>Campos de retorno</text:p>
          </table:table-cell>
          <table:table-cell table:style-name="ce1" office:value-type="string" calcext:value-type="string">
            <text:p>Datos de Entrada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reporte de egresados</text:p>
          </table:table-cell>
          <table:table-cell table:style-name="ce5" office:value-type="string" calcext:value-type="string">
            <text:p>Archivo de excel que lo provee</text:p>
          </table:table-cell>
          <table:table-cell table:style-name="ce5" office:value-type="string" calcext:value-type="string">
            <text:p>Cohorte</text:p>
          </table:table-cell>
          <table:table-cell table:style-name="ce11" office:value-type="string" calcext:value-type="string">
            <text:p>document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a oficina de grados</text:p>
          </table:table-cell>
          <table:table-cell table:style-name="ce5" office:value-type="string" calcext:value-type="string">
            <text:p>Periodo</text:p>
          </table:table-cell>
          <table:table-cell table:style-name="ce12" office:value-type="string" calcext:value-type="string">
            <text:p>nombr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ste se carga a la BD VISAE</text:p>
          </table:table-cell>
          <table:table-cell office:value-type="string" calcext:value-type="string">
            <text:p>Zona</text:p>
          </table:table-cell>
          <table:table-cell table:style-name="ce12" office:value-type="string" calcext:value-type="string">
            <text:p>área geográfic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table:style-name="ce12" office:value-type="string" calcext:value-type="string">
            <text:p>genero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table:style-name="ce12" office:value-type="string" calcext:value-type="string">
            <text:p>direcció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ce12" office:value-type="string" calcext:value-type="string">
            <text:p>email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onsulta por:</text:p>
          </table:table-cell>
          <table:table-cell table:style-name="ce12" office:value-type="string" calcext:value-type="string">
            <text:p>teléfono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Graduado (Reporte con el último título obtenido, no hay registros repetidos)</text:p>
          </table:table-cell>
          <table:table-cell table:style-name="ce12" office:value-type="string" calcext:value-type="string">
            <text:p>ciudad residenci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ítulos (Reporte con todos los títulos entregados, existen registros de Egresados repetidos)</text:p>
          </table:table-cell>
          <table:table-cell table:style-name="ce12" office:value-type="string" calcext:value-type="string">
            <text:p>program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escuel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centr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zon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fecha de grad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año de grad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nivel académic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situacion laboral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actividad econom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nombre empres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direccion empres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telefono empres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antiguedad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tiempo desemplead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relacion programa-trabaj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estad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momento 0 unad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momentos men</text:p>
          </table:table-cell>
          <table:table-cell table:number-columns-repeated="21"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fecha actualizacion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reporte de egresados</text:p>
          </table:table-cell>
          <table:table-cell table:style-name="ce5" office:value-type="string" calcext:value-type="string">
            <text:p>Archivo de excel que lo provee</text:p>
          </table:table-cell>
          <table:table-cell table:style-name="ce5" office:value-type="string" calcext:value-type="string">
            <text:p>Cohorte</text:p>
          </table:table-cell>
          <table:table-cell table:style-name="ce14" office:value-type="string" calcext:value-type="string">
            <text:p>momento 0 una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omentos</text:p>
          </table:table-cell>
          <table:table-cell office:value-type="string" calcext:value-type="string">
            <text:p>La oficina de grados</text:p>
          </table:table-cell>
          <table:table-cell office:value-type="string" calcext:value-type="string">
            <text:p>Zona</text:p>
          </table:table-cell>
          <table:table-cell table:style-name="ce15" office:value-type="string" calcext:value-type="string">
            <text:p>documento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rchivo de excel que lo provee</text:p>
          </table:table-cell>
          <table:table-cell office:value-type="string" calcext:value-type="string">
            <text:p>Centro</text:p>
          </table:table-cell>
          <table:table-cell table:style-name="ce15" office:value-type="string" calcext:value-type="string">
            <text:p>nombr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l Observatorio Laboral para la educación</text:p>
          </table:table-cell>
          <table:table-cell office:value-type="string" calcext:value-type="string">
            <text:p>Escuela</text:p>
          </table:table-cell>
          <table:table-cell table:style-name="ce15" office:value-type="string" calcext:value-type="string">
            <text:p>zon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isterio de Educación</text:p>
          </table:table-cell>
          <table:table-cell office:value-type="string" calcext:value-type="string">
            <text:p>Programa</text:p>
          </table:table-cell>
          <table:table-cell table:style-name="ce15" office:value-type="string" calcext:value-type="string">
            <text:p>centro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ste se carga a la BD VISAE</text:p>
          </table:table-cell>
          <table:table-cell office:value-type="string" calcext:value-type="string">
            <text:p>Consulta por:</text:p>
          </table:table-cell>
          <table:table-cell table:style-name="ce15" office:value-type="string" calcext:value-type="string">
            <text:p>escuel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Graduado (Reporte con el último título obtenido, no hay registros repetidos)</text:p>
          </table:table-cell>
          <table:table-cell table:style-name="ce15" office:value-type="string" calcext:value-type="string">
            <text:p>program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ítulos (Reporte con todos los títulos entregados, existen registros de Egresados repetidos)</text:p>
          </table:table-cell>
          <table:table-cell table:style-name="ce15" office:value-type="string" calcext:value-type="string">
            <text:p>fecha de grado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omento</text:p>
          </table:table-cell>
          <table:table-cell table:style-name="ce15" office:value-type="string" calcext:value-type="string">
            <text:p>año de grad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fecha de encuest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estado civil actual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número de hij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la vivienda donde vive actualmente es: (opción únic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/era el nivel de educación más alto alcanzado por su padre? (única respuesta)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/era la principal ocupación de su padre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/era el nivel de educación más alto alcanzado por su madre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/era la principal ocupación de su madre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acuerdo con su cultura, pueblo o rasgos físicos, usted es o se reconoce como: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no tengo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moverse o camina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usar sus brazos y man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ver, a pesar de usar lentes o gafa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oír, aún con aparatos especi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habla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entender o aprende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relacionarse con los demás por problemas mentales o emocion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usted alguna de las siguientes limitaciones permanentes? - otra limitación permanente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a qué edad concluyó sus estudios de bachillerat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sde el momento en que se graduó de bachiller, cuánto tiempo transcurrió antes de matricularse en una institución de educación superior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fue la principal razón para no haber ingresado a una institución de educación superior tan pronto se graduó de bachiller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al terminar el bachillerato, ¿cuál(es) era(n) la(s) temática(s) académica(s) de su preferenci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os siguientes factores, ¿cuál considera que fue el más importante en el momento de seleccionar su carrer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o cuáles fue(ron) la(s) principal(es) fuente(s) de recursos para asumir los costos de sus estudios? - recursos propios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o cuáles fue(ron) la(s) principal(es) fuente(s) de recursos para asumir los costos de sus estudios? - padres / acudientes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o cuáles fue(ron) la(s) principal(es) fuente(s) de recursos para asumir los costos de sus estudios? - otros familiares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o cuáles fue(ron) la(s) principal(es) fuente(s) de recursos para asumir los costos de sus estudios? - becas / subsidi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o cuáles fue(ron) la(s) principal(es) fuente(s) de recursos para asumir los costos de sus estudios? - crédito educativ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o cuáles fue(ron) la(s) principal(es) fuente(s) de recursos para asumir los costos de sus estudios? - otro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cuál(es) de estas entidades recibió beca o subsidio en dinero o especie para estudiar, durante algún(os) semestre(s) de su carrera? - institución donde cursó sus estudi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cuál(es) de estas entidades recibió beca o subsidio en dinero o especie para estudiar, durante algún(os) semestre(s) de su carrera? - icetex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cuál(es) de estas entidades recibió beca o subsidio en dinero o especie para estudiar, durante algún(os) semestre(s) de su carrera? - gobierno nacional o departamental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cuál(es) de estas entidades recibió beca o subsidio en dinero o especie para estudiar, durante algún(os) semestre(s) de su carrera? - empresa donde ud. o un familiar trabaj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cuál(es) de estas entidades recibió beca o subsidio en dinero o especie para estudiar, durante algún(os) semestre(s) de su carrera? - otr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 cuál(es) de estas entidades recibió beca o subsidio en dinero o especie para estudiar, durante algún(os) semestre(s) de su carrera? - no apl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icetex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otra entidad públ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entidad financier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institución donde cursó su carrer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fundación/(ong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otra entidad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de las anteriores limitaciones, ¿cuál es la que más afecta su desempeño diario? - no apl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la institución en donde terminó el bachillerato era bilingüe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la institución de educación superior de la que va a obtener su título influyó en la mejora de sus competencias en idiomas extranjeros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ing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franc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italian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portugu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mandarin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aleman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japon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(es) idioma(s) ha estudiado? - arabe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. exponer las ideas por medios escrit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. comunicarse oralmente con claridad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3. persuadir y convencer a sus interlocutor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4. identificar y utilizar símbolos para comunicarse (lenguaje icónico, lenguaje no verbal, etc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5. aceptar las diferencias y trabajar en contexto multicultur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6.utilizar herramientas informáticas básicas (procesadores de texto, hojas de cálculo, correo electrónico, etc.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7.aprender y mantenerse actualizad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8.ser creativo e innovado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9.buscar, analizar, administrar y compartir información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0.crear, investigar y adoptar tecnologí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1. diseñar e implementar soluciones con el apoyo de tecnologí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2. identificar, plantear y resolver problema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3.capacidad de abstracción análisis y síntesi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4.comprender la realidad que lo rode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5.asumir una cultura de convivenci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6.asumir responsabilidades y tomar decision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iniciar una nueva carrera técn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iniciar una nueva carrera tecnológ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iniciar una nueva carrera universitari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estudiar un posgrado en colombi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estudiar un posgrado fuera de colombi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trabajar en colombi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trabajar fuera de colombi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crear una empres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ha pensado hacer en el largo plazo? - otr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n la actualidad, en qué actividad ocupa la mayor parte de su tiempo?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además de lo anterior, realiza alguna actividad remunerad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n el último mes ha hecho alguna diligencia para conseguir un trabajo o instalar un negoci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desea conseguir un trabajo o instalar un negoci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aunque desea trabajar/instalar negocio por qué motivo no hizo diligencias durante el último mes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si le hubiera resultado algún trabajo remunerado, ¿estaba disponible la semana pasada para empezar a trabajar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en esa actividad usted es: (opción únic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s este su primer empleo?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canal de búsqueda le permitió conseguir el empleo actual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tipo de vinculación tiene con esta empresa/institución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su ocupación actual es: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su actividad económica es: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tan relacionado está su empleo con la carrera que estudió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fue su ingreso laboral en el mes pasado? (incluya propinas y comisiones. no incluya horas extras, viáticos, ni ayudas en especie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n promedio, cuántas horas a la semana le dedica a este emple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ómo clasificaría el ámbito de las actividades de la empresa donde labor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xisten vínculos entre la institución donde estudió y la organización en donde labor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s este su primer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tan relacionadas están las actividades que realiza por cuenta propia con la carrera que estudió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de las siguientes formas de trabajo realiza en las actividades que desempeña por su cuent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n promedio, cuál es el ingreso mensual que percibe por las actividades que realiza por cuenta propia? 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tiene interés por crear empres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considera que es la principal dificultad en la creación de una empresa?(única respuest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 la actividad económica de su empres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 el ingreso promedio mensual que le corresponde por las actividades en su empresa? (si no obtuvo ingreso, escriba $0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qué tan útiles han sido en su trabajo los conocimientos, habilidades y destrezas aprendidas en su carrer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su trabajo actual está contribuyendo a su desarrollo y crecimiento personal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ómo calificaría su satisfacción con el trabajo actual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n su opinión, para el trabajo que está desempeñando, realmente qué nivel de estudios se requiere? (única respuest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stá interesado en trabajar horas adicionales? (contestar sólo si su jornada laboral principal es inferior a 48 horas, de lo contrario contestar “no aplica”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ud. considera que debería estar en otro trabajo en donde pudiera desarrollar mejor sus competencias profesionales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ud. considera que teniendo en cuenta sus competencias debería estar ganando mejores ingresos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busca trabajo por primera vez o había trabajado antes por lo menos durante dos semanas consecutivas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ntos meses ha estado buscando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onsidera que será fácil conseguir el empleo que busca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considera la principal dificultad a la hora de conseguir el trabajo que busca? (única opción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es el canal de búsqueda de empleo que considera podría ser el más efectivo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si tuviera la oportunidad de cursar de nuevo sus estudios de pregrado ¿volvería nuevamente a estudiar en esta institución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sería la principal razón para querer volver a esta institución? (única respuest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cuál sería la principal razón para no querer volver a esta institución? (única respuest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en el futuro, le gustaría cursar otros estudios en esta institución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principalmente, qué otros estudios le gustaría cursar en esta institución? (única respuesta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¿recomendaría a un bachiller seleccionar el programa que estudió en esta institución?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. relaciones interperson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. formación académ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3. fundamentación teór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4. disponibilidad de tiemp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5. procesos de aprendizaje (metodología, ayudas utilizadas)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6.trabajo de campo/pruebas experiment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7. posibilidad de intercambi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8. gestión de prácticas empresari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9. gestión para identificar oportunidades de emple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0. apoyo para desarrollar investigacion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1. apoyo a seminarios de actualización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2.asistencia médica/psicológ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3. asistencia espiritual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4. agilidad trámites administrativo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5. atención del personal administrativo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6. salones de clase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7. laboratorios y taller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8. espacios para estudia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19. ayudas audiovisu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0. aulas de informát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1. espacios práctica deportiv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2. espacios para realizar actividades artísticas/culturales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3. bibliote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5" office:value-type="string" calcext:value-type="string">
            <text:p>24. medios de comunicación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6" office:value-type="string" calcext:value-type="string">
            <text:p>Momento 1 y 5 MEN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ocument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nombre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zon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centr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scuel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program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fecha de grad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año de grad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fecha de encuest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 - ¿cuál es su año de nacimiento? <text:s/>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 - ¿cuál es su sex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 - ¿cuál es su estado civil actual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 - ¿cuál es su lugar de nacimiento?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 - ¿cuál es su lugar de nacimiento? 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 - ¿cuál es su lugar de nacimiento? 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 - ¿cuál es el lugar de nacimiento de su madre?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 - ¿cuál es el lugar de nacimiento de su madre? 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 - ¿cuál es el lugar de nacimiento de su madre? 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 - ¿tiene personas que dependan económicamente de usted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 - ¿cuántos de estos dependientes se encuentran en los siguientes rangos de edad? 0 - menores de dos año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 - ¿cuántos de estos dependientes se encuentran en los siguientes rangos de edad? 1 - entre 2 y 7 año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 - ¿cuántos de estos dependientes se encuentran en los siguientes rangos de edad? 2 - entre 8 y 16 año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 - ¿cuántos de estos dependientes se encuentran en los siguientes rangos de edad? 3 - entre 17 y 25 año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 - ¿cuántos de estos dependientes se encuentran en los siguientes rangos de edad? 4 - mayores de 26 año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 - ¿cuál es el estrato socioeconómico de la vivienda donde usted reside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 - ¿cuál fue su promedio acumulado de calificaciones al terminar su programa académic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 - lugar de residencia en el año en el que se graduó del colegio¿ <text:s/>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 - lugar de residencia en el año en el que se graduó del colegio¿ <text:s/>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 - lugar de residencia en el año en el que se graduó del colegio¿ <text:s/>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1 - lugar de residencia mientras realizó su programa de estudio¿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1 - lugar de residencia mientras realizó su programa de estudio¿ 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1 - lugar de residencia mientras realizó su programa de estudio¿ 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2 - indique ¿cuál fue la principal razón para mudarse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2 - indique ¿cuál fue la principal razón para mudarse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3 - lugar de residencia cuando se vinculó a su primer empleo, después de graduarse de su programa de estudio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3 - lugar de residencia cuando se vinculó a su primer empleo, después de graduarse de su programa de estudio 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3 - lugar de residencia cuando se vinculó a su primer empleo, después de graduarse de su programa de estudio 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4 - indique ¿cuál fue la principal razón para mudarse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4 - indique ¿cuál fue la principal razón para mudarse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5 - lugar de residencia actual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5 - lugar de residencia actual 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5 - lugar de residencia actual 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6 - ¿ha estado algún tiempo en el exterior después de su graduación de educación superior por estudi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7 - ¿cuanto tiempo (en meses) estuvo en el exterior después de su graduación de educación superior por estudi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8 - ¿en que país estuvo en el exterior después de su graduación de educación superior por estudio?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9 - ¿ha estado algún tiempo en el exterior después de su graduación de educación superior por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0 - ¿cuanto tiempo (en meses) estuvo en el exterior después de su graduación de educación superior por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1 - ¿en que país estuvo en el exterior después de su graduación de educación superior por trabajo?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2 - ¿ha pensado estudiar algo durante los próximos cinco años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3 - ¿dónde ha pensado realizar sus estudios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4 - principalmente, ¿cuál de las siguientes opciones de formación ha pensado realizar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5 - ¿ha realizado alguna actividad remunerada después de su grad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6 - ¿cuántos meses de experiencia ha acumulado después de graduarse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7 - en la actualidad, ¿realiza alguna actividad remunerad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8 - ¿la actividad remunerada que usted realiza actualmente es su primer trabajo después de graduarse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9 - ¿esta actividad ocupaba la mayor parte de su tiemp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0 - ¿en qué actividad ocupaba la mayor parte de su tiemp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0 - ¿en qué actividad ocupaba la mayor parte de su tiemp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1 - ¿a los cuantos meses después de graduarse se vinculó a esa actividad remunerada o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2 - a partir de su fecha de grado, ¿cuánto tiempo (en meses) duró en esa actividad o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3 - ¿qué nivel de formación considera era el más apropiado para la actividad o trabajo que usted desempeñab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4 - en esa actividad o trabajo, ¿en qué medida utilizaba los conocimientos y habilidades que obtuvo en su programa de estudio? donde, 1 corresponde a ¿en ninguna medida¿ y 4 ¿en una gran medida¿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5 - durante los primeros doce meses que desempeñó esa actividad o trabajo ¿requirió realizar algún curso o seminari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6 - realizó este curso o seminario por: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7 - ¿qué curso o seminario realizó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8 - en esa actividad o trabajo, ¿usaba regularmente un idioma diferente al español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9 - ¿que idioma utilizaba diferente al español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0 - por favor califique su nivel de satisfacción con las siguientes características de la actividad o trabajo que usted realizaba, donde, 1 es completamente insatisfecho y 4 completamente satisfecho: 0 - ingreso o salari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0 - por favor califique su nivel de satisfacción con las siguientes características de la actividad o trabajo que usted realizaba, donde, 1 es completamente insatisfecho y 4 completamente satisfecho: 1 - cantidad de horas que trabajab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0 - por favor califique su nivel de satisfacción con las siguientes características de la actividad o trabajo que usted realizaba, donde, 1 es completamente insatisfecho y 4 completamente satisfecho: 2 - aplicación de los conocimientos adquiridos en el programa del que se graduó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0 - por favor califique su nivel de satisfacción con las siguientes características de la actividad o trabajo que usted realizaba, donde, 1 es completamente insatisfecho y 4 completamente satisfecho: 3 - retos y desafíos intelectuale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0 - por favor califique su nivel de satisfacción con las siguientes características de la actividad o trabajo que usted realizaba, donde, 1 es completamente insatisfecho y 4 completamente satisfecho: 4 - oportunidades de ascens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0 - por favor califique su nivel de satisfacción con las siguientes características de la actividad o trabajo que usted realizaba, donde, 1 es completamente insatisfecho y 4 completamente satisfecho: 5 - estabilidad laboral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1 - ¿cuál es su ingreso mensual, en pesos colombianos, asociado a la actividad o trabajo que realiza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2 - en promedio, ¿cuántas horas a la semana le dedicaba a esa actividad o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3 - ¿cuál de los siguientes factores influyó principalmente en su decisión de vincularse a esa actividad o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3 - ¿cuál de los siguientes factores influyó principalmente en su decisión de vincularse a esa actividad o trabaj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4 - en la primera actividad remunerada que realizó después de graduarse, usted era: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5 - describa brevemente la principal tarea que usted realizaba: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6 - ¿qué tipo de contrato tení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7 - ¿en qué sector estaba emplead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8 - aproximadamente, ¿cuantas personas trabajaban para la empresa/institución con la cual estaba vinculad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9 - ¿qué canal de búsqueda le permitió conseguir ese emple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49 - ¿qué canal de búsqueda le permitió conseguir ese emple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0 - describa brevemente la principal tarea que usted realizaba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1 - ¿cuál de las siguientes formas de trabajo realizaba por cuenta propi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1 - ¿cuál de las siguientes formas de trabajo realizaba por cuenta propia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2 - ¿en qué sector se desempeñab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3 - ¿qué canal de búsqueda le permitió conseguir ese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3 - ¿qué canal de búsqueda le permitió conseguir ese trabaj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4 - ¿esta actividad remunerada ocupa la mayor parte de su tiemp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5 - ¿en qué actividad ocupa la mayor parte de su tiemp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5 - ¿en qué actividad ocupa la mayor parte de su tiemp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6 - ¿cuánto tiempo (en meses) lleva en esta actividad o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7 - ¿qué nivel de formación considera es el más apropiado para la actividad o trabajo que desempeñ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8 - en esta actividad o trabajo, ¿en qué medida utiliza los conocimientos y habilidades que obtuvo en su programa de estudio? donde, 1 corresponde a ¿en ninguna medida¿ y 4 ¿en una gran medida¿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59 - durante los primeros doce meses que desempeñó esta actividad o trabajo ¿requirió realizar algún curso o seminari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0 - realizó este curso o seminario por: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1 - ¿qué curso o seminario realiza o realizó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2 - en su actividad o trabajo, ¿usa regularmente un idioma diferente al español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3 - en su actividad o trabajo, ¿que idioma usa regularmente diferente al español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4 - por favor califique su nivel de satisfacción con las siguientes características de su actividad o trabajo, donde, 1 es completamente insatisfecho y 4 completamente satisfecho: 0 - ingreso o salari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4 - por favor califique su nivel de satisfacción con las siguientes características de su actividad o trabajo, donde, 1 es completamente insatisfecho y 4 completamente satisfecho: 1 - cantidad de horas que trabaj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4 - por favor califique su nivel de satisfacción con las siguientes características de su actividad o trabajo, donde, 1 es completamente insatisfecho y 4 completamente satisfecho: 2 - aplicación de los conocimientos adquiridos en el programa del que se graduó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4 - por favor califique su nivel de satisfacción con las siguientes características de su actividad o trabajo, donde, 1 es completamente insatisfecho y 4 completamente satisfecho: 3 - retos y desafíos intelectuale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4 - por favor califique su nivel de satisfacción con las siguientes características de su actividad o trabajo, donde, 1 es completamente insatisfecho y 4 completamente satisfecho: 4 - oportunidades de ascens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4 - por favor califique su nivel de satisfacción con las siguientes características de su actividad o trabajo, donde, 1 es completamente insatisfecho y 4 completamente satisfecho: 5 - estabilidad laboral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5 - ¿cuál es su ingreso mensual, en pesos colombianos, asociado a la actividad o trabajo que realiza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6 - en promedio, ¿cuántas horas a la semana le dedica a esta actividad o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7 - ¿cuál de los siguientes factores influyó principalmente en su decisión de vincularse a esta actividad o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7 - ¿cuál de los siguientes factores influyó principalmente en su decisión de vincularse a esta actividad o trabaj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8 - en la actividad remunerada que usted realiza actualmente es: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69 - describa brevemente la principal tarea que usted realiza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0 - ¿qué tipo de contrato tiene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1 - ¿en qué sector está emplead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2 - aproximadamente, ¿cuantas personas trabajan para la empresa/institución con la cual está vinculad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3 - ¿qué canal de búsqueda le permitió conseguir este emple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3 - ¿qué canal de búsqueda le permitió conseguir este emple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4 - describa brevemente la principal tarea que usted realiza: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5 - ¿cuál de las siguientes formas de trabajo realiz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5 - ¿cuál de las siguientes formas de trabajo realiza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6 - ¿en qué sector se desempeñ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7 - ¿qué canal de búsqueda le permitió conseguir este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7 - ¿qué canal de búsqueda le permitió conseguir este trabaj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8 - ¿cuál es el nombre de su negocio o empresa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9 - ¿cuál es el lugar de ubicación de su negocio o empresa? (pais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9 - ¿cuál es el lugar de ubicación de su negocio o empresa? (departament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79 - ¿cuál es el lugar de ubicación de su negocio o empresa? (municipi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0 - describa brevemente la principal tarea que usted realiza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1 - ¿tiene empleados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2 - ¿cuántos empleados tiene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3 - ¿cuántos propietarios tiene su negocio o empres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4 - ¿cómo adquirió este negocio o empres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4 - ¿cómo adquirió este negocio o empresa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5 - ¿cuál fue la principal fuente de financiación que uso para empezar o adquirir este negocio, finca o empres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5 - ¿cuál fue la principal fuente de financiación que uso para empezar o adquirir este negocio, finca o empresa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6 - ¿la institución donde estudió le brindó herramientas para la formulación o ejecución de su proyecto empresarial o negoci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7 - ¿cuál de las siguientes herramientas ofrecidas por la institución le pareció la más efectiva, para emprender su empresa o negoci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7 - ¿cuál de las siguientes herramientas ofrecidas por la institución le pareció la más efectiva, para emprender su empresa o negoci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8 - ¿cuál de las siguientes razones fue la más importante para convertirse en empresari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8 - ¿cuál de las siguientes razones fue la más importante para convertirse en empresari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9 - ¿cuál considera fue su principal dificultad para crear su negocio o empres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89 - ¿cuál considera fue su principal dificultad para crear su negocio o empresa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0 - en la actualidad, ¿en qué actividad ocupa la mayor parte de su tiemp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0 - en la actualidad, ¿en qué actividad ocupa la mayor parte de su tiemp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1 - ¿desea conseguir un trabajo o realizar una actividad remunerad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2 - durante el último mes, ¿hizo alguna diligencia para conseguir un trabajo o realizar una actividad remunerad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3 - aunque desea trabajar, ¿por qué motivo no hizo diligencias para buscar un trabajo en el último mes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3 - aunque desea trabajar, ¿por qué motivo no hizo diligencias para buscar un trabajo en el último mes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4 - si le resultara algún trabajo remunerado ¿está disponible para empezar a trabajar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5 - aproximadamente, ¿cuántos meses ha estado buscando trabaj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0 - sex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1 - raza o etnicida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2 - discapacida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3 - eda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4 - creencias políticas o sociale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5 - orientación sexual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6 - indique si alguna vez ha experimentado discriminación al momento de buscar empleo por alguna de las siguientes características: 6 - ot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7 - ¿cuál considera la principal dificultad a la hora de conseguir trabaj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7 - ¿cuál considera la principal dificultad a la hora de conseguir trabaj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8 - ¿cuál ha sido su principal canal de búsqueda de emple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8 - ¿cuál ha sido su principal canal de búsqueda de empleo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9 - ¿cuál de los siguientes factores fue el más importante al momento de elegir su program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99 - ¿cuál de los siguientes factores fue el más importante al momento de elegir su programa? (otro)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0 - si usted pudiera elegir nuevamente, ¿seleccionaría el mismo programa del cual es titulado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1 - ¿cuál es la principal razón por la cual no elegiría el mismo programa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2 - en qué medida su programa de estudio ha sido una buena base para: 0 - empezar a trabaja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2 - en qué medida su programa de estudio ha sido una buena base para: 1 - promover su aprendizaje en el trabaj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2 - en qué medida su programa de estudio ha sido una buena base para: 2 - su desempeño en sus tareas laborale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2 - en qué medida su programa de estudio ha sido una buena base para: 3 - el desarrollo de habilidades empresariale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3 - para el desarrollo de sus actividades laborales ¿cuál considera es el principal aspecto a mejorar de la formación que adquirió en su programa de estudio?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4 - considera que por ser graduado de esta institución le han negado alguna oportunidad laboral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5 - ¿le recomendaría a alguien formarse en la institución donde estudió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6 - ¿cuál es la principal razón para recomendar esta institución?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107 - ¿cuál es la principal razón para no recomendar esta institución?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107 - ¿cuál es la principal razón para no recomendar esta institución? (otro) </text:p>
          </table:table-cell>
          <table:table-cell table:number-columns-repeated="21"/>
        </table:table-row>
        <table:table-row table:style-name="ro1">
          <table:table-cell table:style-name="ce4"/>
          <table:table-cell table:style-name="ce6" table:number-columns-repeated="2"/>
          <table:table-cell table:style-name="ce21" office:value-type="string" calcext:value-type="string">
            <text:p>108 - en el futuro, ¿le gustaría cursar otros estudios en esta institución? 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dashboard egresad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Cohorte</text:p>
          </table:table-cell>
          <table:table-cell table:style-name="ce23" office:value-type="string" calcext:value-type="string">
            <text:p>Reporte Pantall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Zona</text:p>
          </table:table-cell>
          <table:table-cell office:value-type="string" calcext:value-type="string">
            <text:p>(Gráficos de barra y torta)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Títulos entregados 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office:value-type="string" calcext:value-type="string">
            <text:p>Personas Egresadas 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Egresados con Teléfono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con Dirección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con Email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ítulos Entregados Por Zona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Según Área Geográfica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ítulos Entregados Por Centr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ítulos Entregados Por Escuela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ítulos Entregados Por Program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Títulos Entregados Por Nivel Académico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Según Nivel de Formación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Según Situación Laboral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Según Género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Relación Trabajo - Programa Estudiado 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Según Cargos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Egresados Según Estrato </text:p>
          </table:table-cell>
          <table:table-cell table:number-columns-repeated="21"/>
        </table:table-row>
        <table:table-row table:style-name="ro1">
          <table:table-cell table:style-name="ce4"/>
          <table:table-cell table:style-name="ce6" table:number-columns-repeated="2"/>
          <table:table-cell table:style-name="ce21" office:value-type="string" calcext:value-type="string">
            <text:p>Egresados Según Vigencia 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actualización de dat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Documento egresado</text:p>
          </table:table-cell>
          <table:table-cell table:style-name="ce11" office:value-type="string" calcext:value-type="string">
            <text:p>Ofrece cambiar información: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Demográf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Académica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Familiar</text:p>
          </table:table-cell>
          <table:table-cell table:number-columns-repeated="21"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Laboral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eventos de egresad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Zona</text:p>
          </table:table-cell>
          <table:table-cell table:style-name="ce5" office:value-type="string" calcext:value-type="string">
            <text:p>Por pantalla se muestra:</text:p>
          </table:table-cell>
          <table:table-cell table:style-name="ce24" office:value-type="string" calcext:value-type="string">
            <text:p>A partir de un archivo de excel 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vento</text:p>
          </table:table-cell>
          <table:table-cell table:style-name="Default" office:value-type="string" calcext:value-type="string">
            <text:p>zona </text:p>
          </table:table-cell>
          <table:table-cell table:style-name="ce25" office:value-type="string" calcext:value-type="string">
            <text:p>Se realiza el cargue con la información 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inea</text:p>
          </table:table-cell>
          <table:table-cell table:style-name="Default" office:value-type="string" calcext:value-type="string">
            <text:p>nombre evento</text:p>
          </table:table-cell>
          <table:table-cell table:style-name="ce25" office:value-type="string" calcext:value-type="string">
            <text:p>del evento: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rganizador</text:p>
          </table:table-cell>
          <table:table-cell table:style-name="Default" office:value-type="string" calcext:value-type="string">
            <text:p>fecha inicio </text:p>
          </table:table-cell>
          <table:table-cell table:style-name="ce12" office:value-type="string" calcext:value-type="string">
            <text:p>nombre del evento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table:style-name="Default" office:value-type="string" calcext:value-type="string">
            <text:p>fecha fin </text:p>
          </table:table-cell>
          <table:table-cell table:style-name="ce12" office:value-type="string" calcext:value-type="string">
            <text:p>cedula del responsable del evento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table:style-name="Default" office:value-type="string" calcext:value-type="string">
            <text:p>lugar </text:p>
          </table:table-cell>
          <table:table-cell table:style-name="ce12" office:value-type="string" calcext:value-type="string">
            <text:p>nombre del responsable del even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 office:value-type="string" calcext:value-type="string">
            <text:p>organizador </text:p>
          </table:table-cell>
          <table:table-cell table:style-name="ce12" office:value-type="string" calcext:value-type="string">
            <text:p>fecha de inicio del evento o actividad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 office:value-type="string" calcext:value-type="string">
            <text:p>población </text:p>
          </table:table-cell>
          <table:table-cell table:style-name="ce12" office:value-type="string" calcext:value-type="string">
            <text:p>fecha final del evento o actividad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 office:value-type="string" calcext:value-type="string">
            <text:p>modalidad </text:p>
          </table:table-cell>
          <table:table-cell table:style-name="ce12" office:value-type="string" calcext:value-type="string">
            <text:p>lugar del even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 office:value-type="string" calcext:value-type="string">
            <text:p>línea</text:p>
          </table:table-cell>
          <table:table-cell table:style-name="ce12" office:value-type="string" calcext:value-type="string">
            <text:p>cantidad de cupo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umero de inscrito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modalidad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linea de trayectoria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26" office:value-type="string" calcext:value-type="string">
            <text:p>Información de participantes: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documen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ombre comple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emai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rogram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escuel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entr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zon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ivel_academic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rabajo_actua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estudios_actuale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roteccion dato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ortal_labora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25" office:value-type="string" calcext:value-type="string">
            <text:p>El sistema permite el cargue de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25" office:value-type="string" calcext:value-type="string">
            <text:p>soportes del even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Imágenes promoción evento</text:p>
          </table:table-cell>
          <table:table-cell table:number-columns-repeated="20"/>
        </table:table-row>
        <table:table-row table:style-name="ro1">
          <table:table-cell table:style-name="ce4"/>
          <table:table-cell table:style-name="ce6" table:number-columns-repeated="3"/>
          <table:table-cell table:style-name="ce13" office:value-type="string" calcext:value-type="string">
            <text:p>Documentos del evento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reporte de asistencia a eventos egresad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Zona</text:p>
          </table:table-cell>
          <table:table-cell table:style-name="ce11" office:value-type="string" calcext:value-type="string">
            <text:p>Documento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vento</text:p>
          </table:table-cell>
          <table:table-cell table:style-name="ce12" office:value-type="string" calcext:value-type="string">
            <text:p>Nombre Participant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Linea</text:p>
          </table:table-cell>
          <table:table-cell table:style-name="ce12" office:value-type="string" calcext:value-type="string">
            <text:p>Zon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rganizador</text:p>
          </table:table-cell>
          <table:table-cell table:style-name="ce12" office:value-type="string" calcext:value-type="string">
            <text:p>Evento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table:style-name="ce12" office:value-type="string" calcext:value-type="string">
            <text:p>Línea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table:style-name="ce12" office:value-type="string" calcext:value-type="string">
            <text:p>Nombre Organizado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2" office:value-type="string" calcext:value-type="string">
            <text:p>Fecha Inscripción</text:p>
          </table:table-cell>
          <table:table-cell table:number-columns-repeated="21"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Fecha Asistencia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gestor de comunicacione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Cohorte</text:p>
          </table:table-cell>
          <table:table-cell table:style-name="ce5" office:value-type="string" calcext:value-type="string">
            <text:p>fecha envio</text:p>
          </table:table-cell>
          <table:table-cell table:style-name="ce11" office:value-type="string" calcext:value-type="string">
            <text:p>Asunto Mensaj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asunto</text:p>
          </table:table-cell>
          <table:table-cell table:style-name="ce12" office:value-type="string" calcext:value-type="string">
            <text:p>Cuerpo Mensaj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EAD</text:p>
          </table:table-cell>
          <table:table-cell table:style-name="Default" office:value-type="string" calcext:value-type="string">
            <text:p>remitente</text:p>
          </table:table-cell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table:style-name="Default" office:value-type="string" calcext:value-type="string">
            <text:p>zona</text:p>
          </table:table-cell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Default" office:value-type="string" calcext:value-type="string">
            <text:p>cantidad mensajes</text:p>
          </table:table-cell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Género</text:p>
          </table:table-cell>
          <table:table-cell table:style-name="Default" office:value-type="string" calcext:value-type="string">
            <text:p>detalles mensaje</text:p>
          </table:table-cell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ituación Laboral</text:p>
          </table:table-cell>
          <table:table-cell table:style-name="Default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dividualizado (para mensajes que incluyan nombre específico destinatario)</text:p>
          </table:table-cell>
          <table:table-cell table:style-name="Default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table:style-name="ce50" office:value-type="string" calcext:value-type="string">
            <text:p>Filtros de Búsqueda de mensajes:</text:p>
          </table:table-cell>
          <table:table-cell table:style-name="Default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echa de envío</text:p>
          </table:table-cell>
          <table:table-cell table:style-name="Default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emitente</text:p>
          </table:table-cell>
          <table:table-cell table:style-name="Default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sunto</text:p>
          </table:table-cell>
          <table:table-cell table:style-name="Default"/>
          <table:table-cell table:style-name="ce12"/>
          <table:table-cell table:number-columns-repeated="20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Zona</text:p>
          </table:table-cell>
          <table:table-cell table:style-name="ce6"/>
          <table:table-cell table:style-name="ce13"/>
          <table:table-cell table:number-columns-repeated="2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dashboard portal laboral</text:p>
          </table:table-cell>
          <table:table-cell table:style-name="ce5" office:value-type="string" calcext:value-type="string">
            <text:p>Archivo de excel que lo provee</text:p>
          </table:table-cell>
          <table:table-cell table:style-name="ce5" office:value-type="string" calcext:value-type="string">
            <text:p>Años</text:p>
          </table:table-cell>
          <table:table-cell table:style-name="ce5" office:value-type="string" calcext:value-type="string">
            <text:p>Reporte Pantalla</text:p>
          </table:table-cell>
          <table:table-cell table:style-name="ce24" office:value-type="string" calcext:value-type="string">
            <text:p>Registro de Personas en la Base Universitari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lEmpleo.com</text:p>
          </table:table-cell>
          <table:table-cell office:value-type="string" calcext:value-type="string">
            <text:p>Meses</text:p>
          </table:table-cell>
          <table:table-cell table:style-name="Default" office:value-type="string" calcext:value-type="string">
            <text:p>Ofertas vs Postulados por Año </text:p>
          </table:table-cell>
          <table:table-cell table:style-name="ce12" office:value-type="string" calcext:value-type="string">
            <text:p>Segmentacion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porte mensual</text:p>
          </table:table-cell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Oferta y Demanda Según Nivel Educativo </text:p>
          </table:table-cell>
          <table:table-cell table:style-name="ce12" office:value-type="string" calcext:value-type="string">
            <text:p>Me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ango Salarial</text:p>
          </table:table-cell>
          <table:table-cell table:style-name="Default" office:value-type="string" calcext:value-type="string">
            <text:p>Salarios que se Ofrecen por Año </text:p>
          </table:table-cell>
          <table:table-cell table:style-name="ce12" office:value-type="string" calcext:value-type="string">
            <text:p>Fecha Reg.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rofesión</text:p>
          </table:table-cell>
          <table:table-cell table:style-name="Default" office:value-type="string" calcext:value-type="string">
            <text:p>Sueldos a los que Aplican los Egresados</text:p>
          </table:table-cell>
          <table:table-cell table:style-name="ce12" office:value-type="string" calcext:value-type="string">
            <text:p>Nombre Usuario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ivel Educativo</text:p>
          </table:table-cell>
          <table:table-cell table:style-name="Default" office:value-type="string" calcext:value-type="string">
            <text:p>Los Profesionales que más buscan trabajo</text:p>
          </table:table-cell>
          <table:table-cell table:style-name="ce12" office:value-type="string" calcext:value-type="string">
            <text:p>Fecha Nac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po Doc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um Doc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Gener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el. Principa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el. Ofic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el. Movi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Direcció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orre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iudad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rofesió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tulo Obtenido Ult. Niv. Est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Asp. Salaria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ombre Emp. Ult. Exp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arg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Industri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Sector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Fecha Inicio Exp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Fecha Fin Exp.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ivel Inglé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Fecha Actualiz. HV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ostulaciones Oferta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25" office:value-type="string" calcext:value-type="string">
            <text:p>Listado de Empresas</text:p>
          </table:table-cell>
          <table:table-cell table:style-name="ce50"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po Empres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Me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ombre Empres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IT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Industri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Sector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iudad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Direcció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eléfon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ontac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orre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umero Ofertas Publicadas</text:p>
          </table:table-cell>
          <table:table-cell table:number-columns-repeated="20"/>
        </table:table-row>
        <table:table-row table:style-name="ro2">
          <table:table-cell table:number-columns-repeated="3"/>
          <table:table-cell table:style-name="Default"/>
          <table:table-cell table:style-name="ce54" office:value-type="string" calcext:value-type="string">
            <text:p>Ofertas de Emple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po Empres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Me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ID Ofert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ombre Empres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ítulo Ofert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Fecha Publicacio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po de contrat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Estado Aprobacio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iudad(es)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rofesion(es)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argo(s) Equivalente(s)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Rango Salarial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Segmentacion(es)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otal Aplicante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umero vacantes</text:p>
          </table:table-cell>
          <table:table-cell table:number-columns-repeated="20"/>
        </table:table-row>
        <table:table-row table:style-name="ro2">
          <table:table-cell table:number-columns-repeated="3"/>
          <table:table-cell table:style-name="Default"/>
          <table:table-cell table:style-name="ce54" office:value-type="string" calcext:value-type="string">
            <text:p>Registro de Aplicantes a Oferta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po ofert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Mes Ofert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ID Ofert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itulo Ofert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° Identifiacio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Nombre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Apellidos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Gener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iudad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orreo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Profesión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Celular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Tel. Casa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Fecha Reg. BU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style-name="ce12" office:value-type="string" calcext:value-type="string">
            <text:p>Fecha Aplic. Of.</text:p>
          </table:table-cell>
          <table:table-cell table:number-columns-repeated="20"/>
        </table:table-row>
        <table:table-row table:style-name="ro1">
          <table:table-cell table:style-name="ce4"/>
          <table:table-cell table:style-name="ce6" table:number-columns-repeated="3"/>
          <table:table-cell table:style-name="ce13" office:value-type="string" calcext:value-type="string">
            <text:p>Empresa</text:p>
          </table:table-cell>
          <table:table-cell table:number-columns-repeated="20"/>
        </table:table-row>
      </table:table>
      <table:table table:name="Monitores" table:style-name="ta1"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ce12"/>
        <table:table-column table:style-name="co16" table:default-cell-style-name="Default"/>
        <table:table-row table:style-name="ro1">
          <table:table-cell table:style-name="ce1" office:value-type="string" calcext:value-type="string">
            <text:p>Sub menú</text:p>
          </table:table-cell>
          <table:table-cell table:style-name="ce1" office:value-type="string" calcext:value-type="string">
            <text:p>Insumos</text:p>
          </table:table-cell>
          <table:table-cell table:style-name="ce1" office:value-type="string" calcext:value-type="string">
            <text:p>Condicionales</text:p>
          </table:table-cell>
          <table:table-cell table:style-name="ce1" office:value-type="string" calcext:value-type="string">
            <text:p>Campos de retorno</text:p>
          </table:table-cell>
          <table:table-cell table:style-name="ce1" office:value-type="string" calcext:value-type="string">
            <text:p>Datos de Entrada</text:p>
          </table:table-cell>
        </table:table-row>
        <table:table-row table:style-name="ro1">
          <table:table-cell table:style-name="ce2"/>
          <table:table-cell/>
          <table:table-cell table:style-name="ce5" table:number-columns-repeated="2"/>
          <table:table-cell table:style-name="ce11"/>
        </table:table-row>
        <table:table-row table:style-name="ro1">
          <table:table-cell table:style-name="ce2" office:value-type="string" calcext:value-type="string">
            <text:p>Registro de Atenciones Monitores</text:p>
          </table:table-cell>
          <table:table-cell table:style-name="ce5" office:value-type="string" calcext:value-type="string">
            <text:p>Cédula (Aspirante, Estudiante o Graduado/Egresado)</text:p>
          </table:table-cell>
          <table:table-cell table:style-name="ce5" office:value-type="string" calcext:value-type="string">
            <text:p>Si es estudiante se obtiene información desde la BD</text:p>
          </table:table-cell>
          <table:table-cell table:style-name="ce5" office:value-type="string" calcext:value-type="string">
            <text:p>Datos básicos</text:p>
          </table:table-cell>
          <table:table-cell table:style-name="ce11" office:value-type="string" calcext:value-type="string">
            <text:p>Tipo de Atención (Aspirante, Estudiante o Graduado)</text:p>
          </table:table-cell>
        </table:table-row>
        <table:table-row table:style-name="ro1">
          <table:table-cell/>
          <table:table-cell office:value-type="string" calcext:value-type="string">
            <text:p>Entrada por teclado</text:p>
          </table:table-cell>
          <table:table-cell office:value-type="string" calcext:value-type="string">
            <text:p>Si es egresado se obtiene información desde la BD</text:p>
          </table:table-cell>
          <table:table-cell table:style-name="Default" office:value-type="string" calcext:value-type="string">
            <text:p>Documento</text:p>
          </table:table-cell>
          <table:table-cell table:style-name="ce12" office:value-type="string" calcext:value-type="string">
            <text:p>Dependiendo de la opción seleccionada se despliegan unas categorías de las cuales se pueden seleccionar v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 es aspiante se consulta previo registro en BD</text:p>
          </table:table-cell>
          <table:table-cell table:style-name="Default" office:value-type="string" calcext:value-type="string">
            <text:p>Teléfono</text:p>
          </table:table-cell>
          <table:table-cell table:style-name="ce12" office:value-type="string" calcext:value-type="string">
            <text:p>Observ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 se crea nuevo registro de aspirante</text:p>
          </table:table-cell>
          <table:table-cell table:style-name="Default" office:value-type="string" calcext:value-type="string">
            <text:p>Correo</text:p>
          </table:table-cell>
          <table:table-cell table:style-name="ce12" office:value-type="string" calcext:value-type="string">
            <text:p>Fecha de aten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propia de VISAE</text:p>
          </table:table-cell>
          <table:table-cell table:style-name="Default" office:value-type="string" calcext:value-type="string">
            <text:p>Programa</text:p>
          </table:table-cell>
          <table:table-cell table:style-name="ce12" office:value-type="string" calcext:value-type="string">
            <text:p>Tercero que atendió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Escuela</text:p>
          </table:table-cell>
          <table:table-cell table:style-name="ce12" office:value-type="string" calcext:value-type="string">
            <text:p>Tercero que pidió la atención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Centro</text:p>
          </table:table-cell>
          <table:table-cell table:style-name="ce25" office:value-type="string" calcext:value-type="string">
            <text:p>En caso de registrar un aspirante sin registro en BD: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Zona</text:p>
          </table:table-cell>
          <table:table-cell table:style-name="ce12" office:value-type="string" calcext:value-type="string">
            <text:p>Nombre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Genera un reporte con:</text:p>
          </table:table-cell>
          <table:table-cell table:style-name="ce12" office:value-type="string" calcext:value-type="string">
            <text:p>Correo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Fecha Atención </text:p>
          </table:table-cell>
          <table:table-cell table:style-name="ce12" office:value-type="string" calcext:value-type="string">
            <text:p>Programa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Categorías </text:p>
          </table:table-cell>
          <table:table-cell table:style-name="ce12" office:value-type="string" calcext:value-type="string">
            <text:p>Centro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tención Brindada Por </text:p>
          </table:table-cell>
          <table:table-cell table:style-name="ce12" office:value-type="string" calcext:value-type="string">
            <text:p>Teléfono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Atención Brindada Como </text:p>
          </table:table-cell>
          <table:table-cell table:style-name="ce12" office:value-type="string" calcext:value-type="string">
            <text:p>Dirección</text:p>
          </table:table-cell>
        </table:table-row>
        <table:table-row table:style-name="ro1">
          <table:table-cell/>
          <table:table-cell table:style-name="ce22" table:number-columns-repeated="2"/>
          <table:table-cell table:style-name="ce22" office:value-type="string" calcext:value-type="string">
            <text:p>Observaciones</text:p>
          </table:table-cell>
          <table:table-cell table:style-name="ce12" office:value-type="string" calcext:value-type="string">
            <text:p>Rango de edad</text:p>
          </table:table-cell>
        </table:table-row>
        <table:table-row table:style-name="ro1">
          <table:table-cell table:style-name="ce4"/>
          <table:table-cell table:style-name="ce6" table:number-columns-repeated="3"/>
          <table:table-cell table:style-name="ce13" office:value-type="string" calcext:value-type="string">
            <text:p>Area geográfica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2"/>
        </table:table-row>
        <table:table-row table:style-name="ro1">
          <table:table-cell table:style-name="ce2" office:value-type="string" calcext:value-type="string">
            <text:p>Reporte de Atenciones Monitore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Zona</text:p>
          </table:table-cell>
          <table:table-cell table:style-name="ce11" office:value-type="string" calcext:value-type="string">
            <text:p>documento estudia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2"/>
          <table:table-cell table:style-name="ce55" office:value-type="string" calcext:value-type="string">
            <text:p>Monitor</text:p>
          </table:table-cell>
          <table:table-cell office:value-type="string" calcext:value-type="string">
            <text:p>teléfo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pología</text:p>
          </table:table-cell>
          <table:table-cell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go ed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rea geografi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egor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tal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tras categori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echa atenció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pología (Académico, Permanencia Estudiantil, Bienestar)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Monitor</text:p>
          </table:table-cell>
          <table:table-cell/>
        </table:table-row>
      </table:table>
      <table:table table:name="Bienestar" table:style-name="ta1"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Sub menú</text:p>
          </table:table-cell>
          <table:table-cell table:style-name="ce1" office:value-type="string" calcext:value-type="string">
            <text:p>Insumos</text:p>
          </table:table-cell>
          <table:table-cell table:style-name="ce1" office:value-type="string" calcext:value-type="string">
            <text:p>Condicionales</text:p>
          </table:table-cell>
          <table:table-cell table:style-name="ce1" office:value-type="string" calcext:value-type="string">
            <text:p>Campos de retorno</text:p>
          </table:table-cell>
          <table:table-cell table:style-name="ce1" office:value-type="string" calcext:value-type="string">
            <text:p>Datos de Entrada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egistro de Atenciones Chat Psicosocial</text:p>
          </table:table-cell>
          <table:table-cell table:style-name="ce5" office:value-type="string" calcext:value-type="string">
            <text:p>Cédula (Aspirante, Estudiante o Graduado/Egresado)</text:p>
          </table:table-cell>
          <table:table-cell table:style-name="ce5" office:value-type="string" calcext:value-type="string">
            <text:p>Si es estudiante se obtiene información desde la BD</text:p>
          </table:table-cell>
          <table:table-cell table:style-name="ce5" office:value-type="string" calcext:value-type="string">
            <text:p>Datos básicos</text:p>
          </table:table-cell>
          <table:table-cell table:style-name="ce11" office:value-type="string" calcext:value-type="string">
            <text:p>Tipo de Atención (Aspirante, Estudiante o Graduado)</text:p>
          </table:table-cell>
        </table:table-row>
        <table:table-row table:style-name="ro1">
          <table:table-cell/>
          <table:table-cell office:value-type="string" calcext:value-type="string">
            <text:p>Entrada por teclado</text:p>
          </table:table-cell>
          <table:table-cell office:value-type="string" calcext:value-type="string">
            <text:p>Si es egresado se obtiene información desde la BD</text:p>
          </table:table-cell>
          <table:table-cell office:value-type="string" calcext:value-type="string">
            <text:p>Documento</text:p>
          </table:table-cell>
          <table:table-cell table:style-name="ce12" office:value-type="string" calcext:value-type="string">
            <text:p>Dependiendo de la opción seleccionada se despliegan unas categorías de las cuales se pueden seleccionar var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 es aspiante se consulta previo registro en BD</text:p>
          </table:table-cell>
          <table:table-cell office:value-type="string" calcext:value-type="string">
            <text:p>Teléfono</text:p>
          </table:table-cell>
          <table:table-cell table:style-name="ce12" office:value-type="string" calcext:value-type="string">
            <text:p>Observaci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 se crea nuevo registro de aspirante</text:p>
          </table:table-cell>
          <table:table-cell office:value-type="string" calcext:value-type="string">
            <text:p>Correo</text:p>
          </table:table-cell>
          <table:table-cell table:style-name="ce12" office:value-type="string" calcext:value-type="string">
            <text:p>Fecha de aten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 de Datos propia de VISAE</text:p>
          </table:table-cell>
          <table:table-cell office:value-type="string" calcext:value-type="string">
            <text:p>Programa</text:p>
          </table:table-cell>
          <table:table-cell table:style-name="ce12" office:value-type="string" calcext:value-type="string">
            <text:p>Tercero que atendi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cuela</text:p>
          </table:table-cell>
          <table:table-cell table:style-name="ce12" office:value-type="string" calcext:value-type="string">
            <text:p>Tercero que pidió la aten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ro</text:p>
          </table:table-cell>
          <table:table-cell table:style-name="ce25" office:value-type="string" calcext:value-type="string">
            <text:p>En caso de registrar un aspirante sin registro en B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na</text:p>
          </table:table-cell>
          <table:table-cell table:style-name="ce12" office:value-type="string" calcext:value-type="string">
            <text:p>Nomb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 un reporte con:</text:p>
          </table:table-cell>
          <table:table-cell table:style-name="ce12" office:value-type="string" calcext:value-type="string">
            <text:p>Corre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cha Atención </text:p>
          </table:table-cell>
          <table:table-cell table:style-name="ce12" office:value-type="string" calcext:value-type="string">
            <text:p>Progra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egorías </text:p>
          </table:table-cell>
          <table:table-cell table:style-name="ce12" office:value-type="string" calcext:value-type="string">
            <text:p>Cen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ención Brindada Por </text:p>
          </table:table-cell>
          <table:table-cell table:style-name="ce12" office:value-type="string" calcext:value-type="string">
            <text:p>Teléfo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ención Brindada Como </text:p>
          </table:table-cell>
          <table:table-cell table:style-name="ce12" office:value-type="string" calcext:value-type="string">
            <text:p>Dirección</text:p>
          </table:table-cell>
        </table:table-row>
        <table:table-row table:style-name="ro1">
          <table:table-cell/>
          <table:table-cell table:style-name="ce22" table:number-columns-repeated="2"/>
          <table:table-cell table:style-name="ce22" office:value-type="string" calcext:value-type="string">
            <text:p>Observaciones</text:p>
          </table:table-cell>
          <table:table-cell table:style-name="ce12" office:value-type="string" calcext:value-type="string">
            <text:p>Rango de edad</text:p>
          </table:table-cell>
        </table:table-row>
        <table:table-row table:style-name="ro1">
          <table:table-cell table:style-name="ce4"/>
          <table:table-cell table:style-name="ce6" table:number-columns-repeated="3"/>
          <table:table-cell table:style-name="ce13" office:value-type="string" calcext:value-type="string">
            <text:p>Area geográfica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eporte de Atenciones Chat Psicosocial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Zona</text:p>
          </table:table-cell>
          <table:table-cell table:style-name="ce11" office:value-type="string" calcext:value-type="string">
            <text:p>documento estudia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</text:p>
          </table:table-cell>
          <table:table-cell table:style-name="ce12"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cuela</text:p>
          </table:table-cell>
          <table:table-cell table:style-name="ce12" office:value-type="string" calcext:value-type="string">
            <text:p>progra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a</text:p>
          </table:table-cell>
          <table:table-cell table:style-name="ce12" office:value-type="string" calcext:value-type="string">
            <text:p>escu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Inicial</text:p>
          </table:table-cell>
          <table:table-cell table:style-name="ce12" office:value-type="string" calcext:value-type="string">
            <text:p>cent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 Final</text:p>
          </table:table-cell>
          <table:table-cell table:style-name="ce12" office:value-type="string" calcext:value-type="string">
            <text:p>zo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jero</text:p>
          </table:table-cell>
          <table:table-cell table:style-name="ce12" office:value-type="string" calcext:value-type="string">
            <text:p>teléfono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correo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rango eda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area geografica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categoria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detalle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otras categorias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ipo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fecha atención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3" office:value-type="string" calcext:value-type="string">
            <text:p>consejero</text:p>
          </table:table-cell>
          <table:table-cell/>
        </table:table-row>
      </table:table>
      <table:table table:name="Administración" table:style-name="ta1">
        <table:table-column table:style-name="co22" table:default-cell-style-name="ce3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"/>
        <table:table-row table:style-name="ro1">
          <table:table-cell table:style-name="ce1" office:value-type="string" calcext:value-type="string">
            <text:p>Sub menú</text:p>
          </table:table-cell>
          <table:table-cell table:style-name="ce1" office:value-type="string" calcext:value-type="string">
            <text:p>Insumos</text:p>
          </table:table-cell>
          <table:table-cell table:style-name="ce1" office:value-type="string" calcext:value-type="string">
            <text:p>Condicionales</text:p>
          </table:table-cell>
          <table:table-cell table:style-name="ce1" office:value-type="string" calcext:value-type="string">
            <text:p>Campos de retorno</text:p>
          </table:table-cell>
          <table:table-cell table:style-name="ce1" office:value-type="string" calcext:value-type="string">
            <text:p>Datos de Entrada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Usuarios</text:p>
          </table:table-cell>
          <table:table-cell table:style-name="ce5" office:value-type="string" calcext:value-type="string">
            <text:p>BD VISAE</text:p>
          </table:table-cell>
          <table:table-cell table:style-name="ce5" office:value-type="string" calcext:value-type="string">
            <text:p>Centro</text:p>
          </table:table-cell>
          <table:table-cell table:style-name="ce56" office:value-type="string" calcext:value-type="string">
            <text:p>Reporte pantalla</text:p>
          </table:table-cell>
          <table:table-cell table:style-name="ce11" office:value-type="string" calcext:value-type="string">
            <text:p>Cédu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il</text:p>
          </table:table-cell>
          <table:table-cell office:value-type="string" calcext:value-type="string">
            <text:p>cédula</text:p>
          </table:table-cell>
          <table:table-cell office:value-type="string" calcext:value-type="string">
            <text:p>Nombr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bre o Cédul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rreo electrónic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cha expiración</text:p>
          </table:table-cell>
          <table:table-cell office:value-type="string" calcext:value-type="string">
            <text:p>Usuar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cha creación</text:p>
          </table:table-cell>
          <table:table-cell office:value-type="string" calcext:value-type="string">
            <text:p>Perfi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éfono</text:p>
          </table:table-cell>
          <table:table-cell office:value-type="string" calcext:value-type="string">
            <text:p>Teléfono fij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o</text:p>
          </table:table-cell>
          <table:table-cell office:value-type="string" calcext:value-type="string">
            <text:p>Celula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último ingreso</text:p>
          </table:table-cell>
          <table:table-cell office:value-type="string" calcext:value-type="string">
            <text:p>Skyp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tro</text:p>
          </table:table-cell>
          <table:table-cell office:value-type="string" calcext:value-type="string">
            <text:p>Se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fil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6" office:value-type="string" calcext:value-type="string">
            <text:p>estado</text:p>
          </table:table-cell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Perfiles</text:p>
          </table:table-cell>
          <table:table-cell table:style-name="ce5" office:value-type="string" calcext:value-type="string">
            <text:p>BD VISAE</text:p>
          </table:table-cell>
          <table:table-cell table:style-name="ce5"/>
          <table:table-cell table:style-name="ce56" office:value-type="string" calcext:value-type="string">
            <text:p>Reporte pantalla</text:p>
          </table:table-cell>
          <table:table-cell table:style-name="ce11" office:value-type="string" calcext:value-type="string">
            <text:p>Nombre del Perfi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fil</text:p>
          </table:table-cell>
          <table:table-cell office:value-type="string" calcext:value-type="string">
            <text:p>Asignar Estudiantes Consejerí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Registro de Atenciones Consejer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ompañamiento a Estudian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ualización Datos Egresad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stro de Atenciones Monitor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stro Atenciones Chat Psicosoci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de Matriculad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de Inducció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de Egresad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Atenciones Consejeri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Gestión Auditor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de Seguimiento Auditor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Atenciones Monitor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uari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fil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endari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ticia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tes de Seguimien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liminación Seguimient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mbiar Contraseñ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Atenciones Chat Psicosoci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stor de Proyec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stro de Asistencia a Even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rarios de Inducció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ndamiento de Inducció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ent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istro de Eventos de Egresad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porte de Asistencia a Eventos de Egresad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unicaciones con Egresad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shboard Portal Labor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P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istencia a Event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onogram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signación a escuela – programa</text:p>
          </table:table-cell>
        </table:table-row>
        <table:table-row table:style-name="ro1">
          <table:table-cell table:style-name="ce4"/>
          <table:table-cell table:style-name="ce6" table:number-columns-repeated="3"/>
          <table:table-cell table:style-name="ce13" office:value-type="string" calcext:value-type="string">
            <text:p>Asignación a zona – cent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fraction number:min-numerator-digits="1" loext:max-numerator-digits="2" number:min-denominator-digits="1" loext:max-denominator-value="9"/>
    </number:number-style>
    <number:number-style style:name="N136">
      <number:fraction number:min-numerator-digits="2" loext:max-numerator-digits="3" number:min-denominator-digits="2" loext:max-denominator-value="99"/>
    </number:number-style>
    <number:date-style style:name="N137">
      <number:month/>
      <number:text>/</number:text>
      <number:day/>
      <number:text>/</number:text>
      <number:year/>
    </number:dat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07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04:19:32.5713391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1T06:02:54.776383283</meta:creation-date>
    <dc:date>2019-08-22T05:02:20.127476429</dc:date>
    <meta:editing-duration>PT6H21M1S</meta:editing-duration>
    <meta:editing-cycles>24</meta:editing-cycles>
    <meta:generator>LibreOffice/6.3.0.4$Linux_X86_64 LibreOffice_project/714e3e990d6aa57321bebab01999254e7bc38485</meta:generator>
    <meta:document-statistic meta:table-count="5" meta:cell-count="1212" meta:object-count="0"/>
  </office:meta>
</office:document-meta>
</file>